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1" table:default-cell-style-name="Default"/>
        <table:table-row table:style-name="ro1">
          <table:table-cell table:number-columns-repeated="2"/>
          <table:table-cell office:value-type="string" calcext:value-type="string">
            <text:p>Within Group Var</text:p>
          </table:table-cell>
          <table:table-cell office:value-type="string" calcext:value-type="string">
            <text:p>Residual Var</text:p>
          </table:table-cell>
          <table:table-cell/>
          <table:table-cell table:number-columns-repeated="16" office:value-type="string" calcext:value-type="string">
            <text:p>Within Group Vars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PCA Varying Int</text:p>
          </table:table-cell>
          <table:table-cell/>
          <table:table-cell office:value-type="float" office:value="491.1" calcext:value-type="float">
            <text:p>491.1</text:p>
          </table:table-cell>
          <table:table-cell office:value-type="float" office:value="1161.6" calcext:value-type="float">
            <text:p>1161.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CA 22</text:p>
          </table:table-cell>
          <table:table-cell/>
          <table:table-cell office:value-type="float" office:value="803.681" calcext:value-type="float">
            <text:p>803.681</text:p>
          </table:table-cell>
          <table:table-cell office:value-type="float" office:value="795.169" calcext:value-type="float">
            <text:p>795.16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CA 6</text:p>
          </table:table-cell>
          <table:table-cell/>
          <table:table-cell office:value-type="float" office:value="384.623" calcext:value-type="float">
            <text:p>384.623</text:p>
          </table:table-cell>
          <table:table-cell office:value-type="float" office:value="888.181" calcext:value-type="float">
            <text:p>888.181</text:p>
          </table:table-cell>
          <table:table-cell/>
          <table:table-cell office:value-type="float" office:value="4.924" calcext:value-type="float">
            <text:p>4.924</text:p>
          </table:table-cell>
          <table:table-cell office:value-type="float" office:value="1.724" calcext:value-type="float">
            <text:p>1.724</text:p>
          </table:table-cell>
          <table:table-cell office:value-type="float" office:value="7.561" calcext:value-type="float">
            <text:p>7.561</text:p>
          </table:table-cell>
          <table:table-cell office:value-type="float" office:value="0.51" calcext:value-type="float">
            <text:p>0.51</text:p>
          </table:table-cell>
          <table:table-cell office:value-type="float" office:value="4.271" calcext:value-type="float">
            <text:p>4.271</text:p>
          </table:table-cell>
          <table:table-cell office:value-type="float" office:value="6.881" calcext:value-type="float">
            <text:p>6.88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CA Min</text:p>
          </table:table-cell>
          <table:table-cell/>
          <table:table-cell office:value-type="float" office:value="461.873" calcext:value-type="float">
            <text:p>461.873</text:p>
          </table:table-cell>
          <table:table-cell office:value-type="float" office:value="903.505" calcext:value-type="float">
            <text:p>903.505</text:p>
          </table:table-cell>
          <table:table-cell/>
          <table:table-cell office:value-type="float" office:value="4.645" calcext:value-type="float">
            <text:p>4.645</text:p>
          </table:table-cell>
          <table:table-cell/>
          <table:table-cell office:value-type="float" office:value="8.929" calcext:value-type="float">
            <text:p>8.929</text:p>
          </table:table-cell>
          <table:table-cell/>
          <table:table-cell office:value-type="float" office:value="3.314" calcext:value-type="float">
            <text:p>3.314</text:p>
          </table:table-cell>
          <table:table-cell office:value-type="float" office:value="6.149" calcext:value-type="float">
            <text:p>6.149</text:p>
          </table:table-cell>
          <table:table-cell table:number-columns-repeated="1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BMS Varying Int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1053" calcext:value-type="float">
            <text:p>105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MS 11</text:p>
          </table:table-cell>
          <table:table-cell/>
          <table:table-cell office:value-type="float" office:value="684.412" calcext:value-type="float">
            <text:p>684.412</text:p>
          </table:table-cell>
          <table:table-cell office:value-type="float" office:value="809.849" calcext:value-type="float">
            <text:p>809.84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26.803" calcext:value-type="float">
            <text:p>26.803</text:p>
          </table:table-cell>
          <table:table-cell office:value-type="float" office:value="5.5" calcext:value-type="float">
            <text:p>5.5</text:p>
          </table:table-cell>
          <table:table-cell office:value-type="float" office:value="190.562" calcext:value-type="float">
            <text:p>190.562</text:p>
          </table:table-cell>
          <table:table-cell office:value-type="float" office:value="128.428" calcext:value-type="float">
            <text:p>128.428</text:p>
          </table:table-cell>
          <table:table-cell office:value-type="float" office:value="37.582" calcext:value-type="float">
            <text:p>37.582</text:p>
          </table:table-cell>
          <table:table-cell office:value-type="float" office:value="66.906" calcext:value-type="float">
            <text:p>66.906</text:p>
          </table:table-cell>
          <table:table-cell office:value-type="float" office:value="12.22" calcext:value-type="float">
            <text:p>12.22</text:p>
          </table:table-cell>
          <table:table-cell office:value-type="float" office:value="248.525" calcext:value-type="float">
            <text:p>248.525</text:p>
          </table:table-cell>
          <table:table-cell office:value-type="float" office:value="8.7" calcext:value-type="float">
            <text:p>8.7</text:p>
          </table:table-cell>
          <table:table-cell office:value-type="float" office:value="22.141" calcext:value-type="float">
            <text:p>22.1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MS 6</text:p>
          </table:table-cell>
          <table:table-cell/>
          <table:table-cell office:value-type="float" office:value="591.08" calcext:value-type="float">
            <text:p>591.08</text:p>
          </table:table-cell>
          <table:table-cell office:value-type="float" office:value="821.77" calcext:value-type="float">
            <text:p>821.77</text:p>
          </table:table-cell>
          <table:table-cell table:number-columns-repeated="2"/>
          <table:table-cell office:value-type="float" office:value="32.93" calcext:value-type="float">
            <text:p>32.93</text:p>
          </table:table-cell>
          <table:table-cell/>
          <table:table-cell office:value-type="float" office:value="173.25" calcext:value-type="float">
            <text:p>173.25</text:p>
          </table:table-cell>
          <table:table-cell office:value-type="float" office:value="148.94" calcext:value-type="float">
            <text:p>148.94</text:p>
          </table:table-cell>
          <table:table-cell office:value-type="float" office:value="43.29" calcext:value-type="float">
            <text:p>43.29</text:p>
          </table:table-cell>
          <table:table-cell office:value-type="float" office:value="53.26" calcext:value-type="float">
            <text:p>53.26</text:p>
          </table:table-cell>
          <table:table-cell/>
          <table:table-cell office:value-type="float" office:value="330.14" calcext:value-type="float">
            <text:p>330.1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6T08:14:59.462902571</meta:creation-date>
    <dc:date>2021-12-16T12:50:59.895281329</dc:date>
    <meta:editing-duration>PT26M56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